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style:font-name="OpenSans" fo:font-size="10.5pt" fo:letter-spacing="normal" fo:font-style="normal" fo:font-weight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officeooo:rsid="0000b978" officeooo:paragraph-rsid="0000b978"/>
    </style:style>
    <style:style style:name="P6" style:family="paragraph" style:parent-style-name="Text_20_body">
      <style:text-properties officeooo:paragraph-rsid="0000b978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style:font-name="OpenSans" fo:font-size="10.5pt" fo:letter-spacing="normal" fo:font-style="normal" fo:font-weight="normal"/>
    </style:style>
    <style:style style:name="T1" style:family="text">
      <style:text-properties officeooo:rsid="0000b97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ico 1</text:p>
      <text:p text:style-name="Text_20_body">Escreva um programa que receba (entrada de dados através do teclado) o nome do cliente, o dia de vencimento, o mês de vencimento e o valor da fatura e imprima (saída de dados) a mensagem com os dados recebidos, no mesmo formato da mensagem acima. Note que o programa imprime a saída em duas linhas diferentes. Note também que, como não é preciso realizar cálculos, <text:span text:style-name="Strong_20_Emphasis">o valor não precisa ser convertido para número</text:span>, pode ser tratado como texto.</text:p>
      <text:p text:style-name="Text_20_body">Abaixo um exemplo de como deve ser a entrada e saída de dados do programa:</text:p>
      <text:p text:style-name="Text_20_body">Exemplo:</text:p>
      <text:list xml:id="list3732080943" text:style-name="L1">
        <text:list-item>
          <text:p text:style-name="P2">Entrada de Dados:</text:p>
        </text:list-item>
      </text:list>
      <text:p text:style-name="Standard">Digite o nome do cliente: Fulano de Tal</text:p>
      <text:p text:style-name="Standard">Digite o dia de vencimento: 9</text:p>
      <text:p text:style-name="Standard">Digite o mês de vencimento: Janeiro</text:p>
      <text:p text:style-name="Standard">Digite o valor da fatura: 350,00</text:p>
      <text:p text:style-name="Standard"/>
      <text:p text:style-name="P11"><text:s text:c="8"/>Saída de Dados:</text:p>
      <text:p text:style-name="P11"/>
      <text:p text:style-name="P11">Olá, Fulano de Tal</text:p>
      <text:p text:style-name="P11">A sua fatura com vencimento em 9 de Janeiro no valor de R$ 350,00 está fechada.</text:p>
      <text:p text:style-name="P11"/>
      <text:h text:style-name="P1" text:outline-level="2">Exercício 2</text:h>
      <text:p text:style-name="Text_20_body">Este é o desafio do vídeo "Entrada de Dados".</text:p>
      <text:p text:style-name="P6"><text:span text:style-name="T1">E</text:span>screva o programa conta Segundos. <text:span text:style-name="T1">F</text:span>aça um programa em Python que, dada a quantidade de segundos, "quebre" esse valor em dias, horas, minutos e segundos. A saída deve estar no formato: <text:span text:style-name="Strong_20_Emphasis">a dias, b horas, c minutos e d segundos. </text:span>Seja cuidadoso com o formato! Espaços a mais, vírgulas <text:s/>altando ou outras diferenças são considerados erro</text:p>
      <text:p text:style-name="Text_20_body">Abaixo um exemplo de como deve ser a entrada e saída de dados do programa:</text:p>
      <text:p text:style-name="Text_20_body">Exemplo:</text:p>
      <text:list xml:id="list2383402278" text:style-name="L2">
        <text:list-item>
          <text:p text:style-name="P3">Entrada de Dados:</text:p>
        </text:list-item>
      </text:list>
      <text:p text:style-name="Text_20_body"><text:span text:style-name="Strong_20_Emphasis">Por favor, entre com o número de segundos que deseja converter: 178615</text:span></text:p>
      <text:list xml:id="list3964881704" text:style-name="L3">
        <text:list-item>
          <text:p text:style-name="P4">Saída de Dados:</text:p>
        </text:list-item>
      </text:list>
      <text:p text:style-name="Text_20_body"><text:span text:style-name="Strong_20_Emphasis">2 dias, 1 horas, 36 minutos e 55 segundos.</text:span></text:p>
      <text:p text:style-name="Text_20_body"><text:span text:style-name="Strong_20_Emphasis"/></text:p>
      <text:h text:style-name="Heading_20_2" text:outline-level="2"><text:soft-page-break/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Exercício 3</text:span></text:h>
      <text:p text:style-name="Text_20_body">Faça um programa em Python que recebe um número inteiro e imprime seu dígito das dezenas. Observe o exemplo abaixo:</text:p>
      <text:p text:style-name="Text_20_body">Exemplo 1:</text:p>
      <text:list xml:id="list2057371568" text:style-name="L4">
        <text:list-item>
          <text:p text:style-name="P7">Entrada de Dados:</text:p>
        </text:list-item>
      </text:list>
      <text:p text:style-name="Text_20_body"><text:span text:style-name="Strong_20_Emphasis">Digite um número inteiro: 78615</text:span></text:p>
      <text:list xml:id="list942384852" text:style-name="L5">
        <text:list-item>
          <text:p text:style-name="P8">Saída de Dados:</text:p>
        </text:list-item>
      </text:list>
      <text:p text:style-name="Text_20_body"><text:span text:style-name="Strong_20_Emphasis">O dígito das dezenas é 1</text:span></text:p>
      <text:p text:style-name="Text_20_body">Exemplo 2:</text:p>
      <text:list xml:id="list181816950" text:style-name="L6">
        <text:list-item>
          <text:p text:style-name="P9">Entrada de Dados:</text:p>
        </text:list-item>
      </text:list>
      <text:p text:style-name="Text_20_body"><text:span text:style-name="Strong_20_Emphasis">Digite um número inteiro: 2</text:span></text:p>
      <text:list xml:id="list1897369465" text:style-name="L7">
        <text:list-item>
          <text:p text:style-name="P10">Saída de Dados:</text:p>
        </text:list-item>
      </text:list>
      <text:p text:style-name="Text_20_body"><text:span text:style-name="Strong_20_Emphasis">O dígito das dezenas é 0</text:span></text:p>
      <text:p text:style-name="Text_20_body"><text:span text:style-name="Strong_20_Emphasis">Dica: </text:span>O operador "//" faz uma divisão inteira jogando fora o resto, ou seja, aquilo que é menor que o divisor. O operador "%" devolve apenas o resto da divisão inteira jogando fora o resultado, ou seja, tudo que é maior ou igual ao divisor.</text:p>
      <text:p text:style-name="Text_20_body"><text:span text:style-name="Strong_20_Emphasis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8:08:24.786114569</meta:creation-date>
    <dc:date>2019-12-31T18:21:25.149002413</dc:date>
    <meta:editing-duration>PT2M45S</meta:editing-duration>
    <meta:editing-cycles>1</meta:editing-cycles>
    <meta:document-statistic meta:table-count="0" meta:image-count="0" meta:object-count="0" meta:page-count="2" meta:paragraph-count="34" meta:word-count="370" meta:character-count="1982" meta:non-whitespace-character-count="1644"/>
    <meta:generator>LibreOffice/6.0.7.3$Linux_X86_64 LibreOffice_project/00m0$Build-3</meta:generator>
  </office:meta>
</office:document-meta>
</file>